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75in" table:align="margins" style:shadow="none"/>
    </style:style>
    <style:style style:name="Table1.A" style:family="table-column">
      <style:table-column-properties style:column-width="0.6979in" style:rel-column-width="1005*"/>
    </style:style>
    <style:style style:name="Table1.B" style:family="table-column">
      <style:table-column-properties style:column-width="3.0521in" style:rel-column-width="439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Trebuchet MS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Trebuchet M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rebuchet MS" fo:font-size="6pt" fo:font-weight="bold" style:font-size-asian="5.25pt" style:font-weight-asian="bold" style:font-size-complex="6pt" style:font-weight-complex="bold"/>
    </style:style>
    <style:style style:name="P7" style:family="paragraph" style:parent-style-name="Table_20_Contents">
      <style:text-properties style:font-name="Trebuchet MS" fo:font-size="10pt" style:font-size-asian="10pt" style:font-size-complex="10pt"/>
    </style:style>
    <style:style style:name="P8" style:family="paragraph" style:parent-style-name="Table_20_Contents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svg:stroke-width="0.0598in" svg:stroke-color="#000000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COMING EVENTS</text:p>
      <text:p text:style-name="P2"><draw:line text:anchor-type="paragraph" draw:z-index="0" draw:style-name="gr1" draw:text-style-name="P10" svg:x1="0.0256in" svg:y1="0.0445in" svg:x2="3.7445in" svg:y2="0.0445in"><text:p/></draw:lin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Sept. 28</text:p>
            <text:p text:style-name="P7">1:00pm</text:p>
          </table:table-cell>
          <table:table-cell table:style-name="Table1.A1" office:value-type="string">
            <text:p text:style-name="P3">Programming with Scratch</text:p>
            <text:p text:style-name="P4">A chance to do more Scratch programming, or to try it out if you missed it at Tinkerfest.</text:p>
          </table:table-cell>
        </table:table-row>
        <table:table-row>
          <table:table-cell table:style-name="Table1.A1" office:value-type="string">
            <text:p text:style-name="P7">Oct. 2</text:p>
            <text:p text:style-name="P7">6:45pm</text:p>
          </table:table-cell>
          <table:table-cell table:style-name="Table1.A1" office:value-type="string">
            <text:p text:style-name="P3">Intro to Hacker/Maker Spaces</text:p>
            <text:p text:style-name="P4">Just what <text:span text:style-name="T1">is</text:span> the Rogue Hack Lab?</text:p>
          </table:table-cell>
        </table:table-row>
        <table:table-row>
          <table:table-cell table:style-name="Table1.A1" office:value-type="string">
            <text:p text:style-name="P7">Oct. 9</text:p>
            <text:p text:style-name="P7">7:00pm</text:p>
          </table:table-cell>
          <table:table-cell table:style-name="Table1.A1" office:value-type="string">
            <text:p text:style-name="P3">Intro to 3D Printing / CAD Modeling</text:p>
            <text:p text:style-name="P4">Learn about 3D printing; how to get one, how to find, modify or create models, print some!</text:p>
          </table:table-cell>
        </table:table-row>
        <table:table-row>
          <table:table-cell table:style-name="Table1.A1" office:value-type="string">
            <text:p text:style-name="P7">Oct. 12</text:p>
            <text:p text:style-name="P7">2:00pm</text:p>
          </table:table-cell>
          <table:table-cell table:style-name="Table1.A1" office:value-type="string">
            <text:p text:style-name="P3">Mini Minecon</text:p>
            <text:p text:style-name="P4">Come play minecraft together! All ages.</text:p>
          </table:table-cell>
        </table:table-row>
        <table:table-row>
          <table:table-cell table:style-name="Table1.A1" office:value-type="string">
            <text:p text:style-name="P7">Oct. 19</text:p>
            <text:p text:style-name="P7">4:00pm</text:p>
          </table:table-cell>
          <table:table-cell table:style-name="Table1.A1" office:value-type="string">
            <text:p text:style-name="P8">Hack O' Lantern</text:p>
            <text:p text:style-name="P9">Halloween is just around the corner, make a high tech version to keep all the traditional pumpkins company.</text:p>
          </table:table-cell>
        </table:table-row>
        <table:table-row>
          <table:table-cell table:style-name="Table1.A1" office:value-type="string">
            <text:p text:style-name="P7">Oct. 25</text:p>
            <text:p text:style-name="P7">6:30pm</text:p>
          </table:table-cell>
          <table:table-cell table:style-name="Table1.A1" office:value-type="string">
            <text:p text:style-name="P3">Rogue Hack Lab Anniversary Party</text:p>
            <text:p text:style-name="P4">Come celebrate 1 year of Rogue Hack Lab fun!</text:p>
          </table:table-cell>
        </table:table-row>
        <table:table-row>
          <table:table-cell table:style-name="Table1.A1" office:value-type="string">
            <text:p text:style-name="P7">Nov. 13</text:p>
            <text:p text:style-name="P7">7:00pm</text:p>
          </table:table-cell>
          <table:table-cell table:style-name="Table1.A1" office:value-type="string">
            <text:p text:style-name="P3">Mutant Toys</text:p>
            <text:p text:style-name="P4">Let your imagination run wild with toys, hacksaws &amp; hot glue guns.</text:p>
          </table:table-cell>
        </table:table-row>
      </table:table>
      <text:p text:style-name="P6"/>
      <text:p text:style-name="P3">All events are free and open to everyone.</text:p>
      <text:p text:style-name="P3">Donations gratefully accepted.</text:p>
      <text:p text:style-name="P3"/>
      <text:p text:style-name="P5">http://roguehacklab.com/ev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.8752in" style:type="center"/>
          <style:tab-stop style:position="3.7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25in" fo:page-height="5.5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nyder </meta:initial-creator>
    <meta:creation-date>2013-09-21T07:34:38</meta:creation-date>
    <dc:date>2013-09-21T08:34:42</dc:date>
    <dc:creator>esnyder </dc:creator>
    <meta:editing-duration>PT44M50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32" meta:word-count="148" meta:character-count="830" meta:non-whitespace-character-count="714"/>
  </office:meta>
</office:document-meta>
</file>